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  <table:table-cell office:value-type="string" calcext:value-type="string">
            <text:p>MARP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118" calcext:value-type="float">
            <text:p>1.18E-10</text:p>
          </table:table-cell>
          <table:table-cell table:formula="of:=SQRT([.A2])" office:value-type="float" office:value="0.774596669241483" calcext:value-type="float">
            <text:p>0.774596669241483</text:p>
          </table:table-cell>
          <table:table-cell table:formula="of:=[.B2]^(1-[.$C2])-[.$C2]/2+VLOOKUP([.$A2];[.$G$2:.$H$40];2;0)" office:value-type="float" office:value="-0.0464780203742602" calcext:value-type="float">
            <text:p>-0.0464780203742602</text:p>
          </table:table-cell>
          <table:table-cell table:formula="of:=IF([.D2]&gt;0;[.D2]^(1/(1-[.$C2]));0)" office:value-type="float" office:value="0" calcext:value-type="float">
            <text:p>0</text:p>
          </table:table-cell>
          <table:table-cell/>
          <table:table-cell office:value-type="float" office:value="0.975" calcext:value-type="float">
            <text:p>0.975</text:p>
          </table:table-cell>
          <table:table-cell table:style-name="ce1" office:value-type="float" office:value="0.54684889758327" calcext:value-type="float">
            <text:p>0.546848897583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5733" calcext:value-type="float">
            <text:p>0.000000125733</text:p>
          </table:table-cell>
          <table:table-cell table:formula="of:=SQRT([.A3])" office:value-type="float" office:value="0.836660026534076" calcext:value-type="float">
            <text:p>0.836660026534076</text:p>
          </table:table-cell>
          <table:table-cell table:formula="of:=[.B3]^(1-[.$C3])-[.$C3]/2+VLOOKUP([.$A3];[.$G$2:.$H$40];2;0)" office:value-type="float" office:value="0.00886047810140633" calcext:value-type="float">
            <text:p>0.00886047810140633</text:p>
          </table:table-cell>
          <table:table-cell table:formula="of:=IF([.D3]&gt;0;[.D3]^(1/(1-[.$C3]));0)" office:value-type="float" office:value="0.00000000000027159516" calcext:value-type="float">
            <text:p>2.71595157547406E-13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1" office:value-type="float" office:value="0.48777312888493" calcext:value-type="float">
            <text:p>0.4877731288849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419118" calcext:value-type="float">
            <text:p>0.0000000419118</text:p>
          </table:table-cell>
          <table:table-cell table:formula="of:=SQRT([.A4])" office:value-type="float" office:value="0.85146931829632" calcext:value-type="float">
            <text:p>0.85146931829632</text:p>
          </table:table-cell>
          <table:table-cell table:formula="of:=[.B4]^(1-[.$C4])-[.$C4]/2+VLOOKUP([.$A4];[.$G$2:.$H$40];2;0)" office:value-type="float" office:value="0.0110799806397313" calcext:value-type="float">
            <text:p>0.0110799806397313</text:p>
          </table:table-cell>
          <table:table-cell table:formula="of:=IF([.D4]&gt;0;[.D4]^(1/(1-[.$C4]));0)" office:value-type="float" office:value="0.00000000000006833333" calcext:value-type="float">
            <text:p>6.83333284625877E-14</text:p>
          </table:table-cell>
          <table:table-cell/>
          <table:table-cell office:value-type="float" office:value="0.925" calcext:value-type="float">
            <text:p>0.925</text:p>
          </table:table-cell>
          <table:table-cell table:style-name="ce1" office:value-type="float" office:value="0.456201657128782" calcext:value-type="float">
            <text:p>0.45620165712878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905045" calcext:value-type="float">
            <text:p>0.000000905045</text:p>
          </table:table-cell>
          <table:table-cell table:formula="of:=SQRT([.A5])" office:value-type="float" office:value="0.821583836257749" calcext:value-type="float">
            <text:p>0.821583836257749</text:p>
          </table:table-cell>
          <table:table-cell table:formula="of:=[.B5]^(1-[.$C5])-[.$C5]/2+VLOOKUP([.$A5];[.$G$2:.$H$40];2;0)" office:value-type="float" office:value="0.0138341008485853" calcext:value-type="float">
            <text:p>0.0138341008485853</text:p>
          </table:table-cell>
          <table:table-cell table:formula="of:=IF([.D5]&gt;0;[.D5]^(1/(1-[.$C5]));0)" office:value-type="float" office:value="0.00000000003804218615" calcext:value-type="float">
            <text:p>3.8042186151999E-11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1" office:value-type="float" office:value="0.426963321286578" calcext:value-type="float">
            <text:p>0.42696332128657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994849" calcext:value-type="float">
            <text:p>9.94849E-10</text:p>
          </table:table-cell>
          <table:table-cell table:formula="of:=SQRT([.A6])" office:value-type="float" office:value="0.866025403784439" calcext:value-type="float">
            <text:p>0.866025403784439</text:p>
          </table:table-cell>
          <table:table-cell table:formula="of:=[.B6]^(1-[.$C6])-[.$C6]/2+VLOOKUP([.$A6];[.$G$2:.$H$40];2;0)" office:value-type="float" office:value="-0.00483529621676554" calcext:value-type="float">
            <text:p>-0.00483529621676554</text:p>
          </table:table-cell>
          <table:table-cell table:formula="of:=IF([.D6]&gt;0;[.D6]^(1/(1-[.$C6]));0)" office:value-type="float" office:value="0" calcext:value-type="float">
            <text:p>0</text:p>
          </table:table-cell>
          <table:table-cell/>
          <table:table-cell office:value-type="float" office:value="0.875" calcext:value-type="float">
            <text:p>0.875</text:p>
          </table:table-cell>
          <table:table-cell table:style-name="ce1" office:value-type="float" office:value="0.399376624963174" calcext:value-type="float">
            <text:p>0.3993766249631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52547" calcext:value-type="float">
            <text:p>0.0000152547</text:p>
          </table:table-cell>
          <table:table-cell table:formula="of:=SQRT([.A7])" office:value-type="float" office:value="0.806225774829855" calcext:value-type="float">
            <text:p>0.806225774829855</text:p>
          </table:table-cell>
          <table:table-cell table:formula="of:=[.B7]^(1-[.$C7])-[.$C7]/2+VLOOKUP([.$A7];[.$G$2:.$H$40];2;0)" office:value-type="float" office:value="0.0565604290267671" calcext:value-type="float">
            <text:p>0.0565604290267671</text:p>
          </table:table-cell>
          <table:table-cell table:formula="of:=IF([.D7]&gt;0;[.D7]^(1/(1-[.$C7]));0)" office:value-type="float" office:value="0.000000364889014601" calcext:value-type="float">
            <text:p>3.64889014601004E-07</text:p>
          </table:table-cell>
          <table:table-cell/>
          <table:table-cell office:value-type="float" office:value="0.85" calcext:value-type="float">
            <text:p>0.85</text:p>
          </table:table-cell>
          <table:table-cell table:style-name="ce1" office:value-type="float" office:value="0.388580799407949" calcext:value-type="float">
            <text:p>0.38858079940794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215734" calcext:value-type="float">
            <text:p>0.000000021573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-[.$C8]/2+VLOOKUP([.$A8];[.$G$2:.$H$40];2;0)" office:value-type="float" office:value="-0.0301874164028987" calcext:value-type="float">
            <text:p>-0.0301874164028987</text:p>
          </table:table-cell>
          <table:table-cell table:formula="of:=IF([.D8]&gt;0;[.D8]^(1/(1-[.$C8]));0)" office:value-type="float" office:value="0" calcext:value-type="float">
            <text:p>0</text:p>
          </table:table-cell>
          <table:table-cell/>
          <table:table-cell office:value-type="float" office:value="0.825" calcext:value-type="float">
            <text:p>0.825</text:p>
          </table:table-cell>
          <table:table-cell table:style-name="ce1" office:value-type="float" office:value="0.371503361576768" calcext:value-type="float">
            <text:p>0.37150336157676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25153" calcext:value-type="float">
            <text:p>0.022515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-[.$C9]/2+VLOOKUP([.$A9];[.$G$2:.$H$40];2;0)" office:value-type="float" office:value="0.358073491382462" calcext:value-type="float">
            <text:p>0.358073491382462</text:p>
          </table:table-cell>
          <table:table-cell table:formula="of:=IF([.D9]&gt;0;[.D9]^(1/(1-[.$C9]));0)" office:value-type="float" office:value="0.0142796391181801" calcext:value-type="float">
            <text:p>0.0142796391181801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1" office:value-type="float" office:value="0.365009008487881" calcext:value-type="float">
            <text:p>0.3650090084878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414164" calcext:value-type="float">
            <text:p>0.000414164</text:p>
          </table:table-cell>
          <table:table-cell table:formula="of:=SQRT([.A10])" office:value-type="float" office:value="0.774596669241483" calcext:value-type="float">
            <text:p>0.774596669241483</text:p>
          </table:table-cell>
          <table:table-cell table:formula="of:=[.B10]^(1-[.$C10])-[.$C10]/2+VLOOKUP([.$A10];[.$G$2:.$H$40];2;0)" office:value-type="float" office:value="0.120521118501254" calcext:value-type="float">
            <text:p>0.120521118501254</text:p>
          </table:table-cell>
          <table:table-cell table:formula="of:=IF([.D10]&gt;0;[.D10]^(1/(1-[.$C10]));0)" office:value-type="float" office:value="0.0000837807670940992" calcext:value-type="float">
            <text:p>8.37807670940992E-05</text:p>
          </table:table-cell>
          <table:table-cell/>
          <table:table-cell office:value-type="float" office:value="0.775" calcext:value-type="float">
            <text:p>0.775</text:p>
          </table:table-cell>
          <table:table-cell table:style-name="ce1" office:value-type="float" office:value="0.367668161402617" calcext:value-type="float">
            <text:p>0.36766816140261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638233" calcext:value-type="float">
            <text:p>0.0000638233</text:p>
          </table:table-cell>
          <table:table-cell table:formula="of:=SQRT([.A11])" office:value-type="float" office:value="0.806225774829855" calcext:value-type="float">
            <text:p>0.806225774829855</text:p>
          </table:table-cell>
          <table:table-cell table:formula="of:=[.B11]^(1-[.$C11])-[.$C11]/2+VLOOKUP([.$A11];[.$G$2:.$H$40];2;0)" office:value-type="float" office:value="0.093824218700378" calcext:value-type="float">
            <text:p>0.093824218700378</text:p>
          </table:table-cell>
          <table:table-cell table:formula="of:=IF([.D11]&gt;0;[.D11]^(1/(1-[.$C11]));0)" office:value-type="float" office:value="0.00000497144050427762" calcext:value-type="float">
            <text:p>4.97144050427762E-06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1" office:value-type="float" office:value="0.365957671472061" calcext:value-type="float">
            <text:p>0.36595767147206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805172" calcext:value-type="float">
            <text:p>0.0000805172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-[.$C12]/2+VLOOKUP([.$A12];[.$G$2:.$H$40];2;0)" office:value-type="float" office:value="0.0531918816906221" calcext:value-type="float">
            <text:p>0.0531918816906221</text:p>
          </table:table-cell>
          <table:table-cell table:formula="of:=IF([.D12]&gt;0;[.D12]^(1/(1-[.$C12]));0)" office:value-type="float" office:value="0.0000446440850702696" calcext:value-type="float">
            <text:p>4.46440850702696E-05</text:p>
          </table:table-cell>
          <table:table-cell/>
          <table:table-cell office:value-type="float" office:value="0.725" calcext:value-type="float">
            <text:p>0.725</text:p>
          </table:table-cell>
          <table:table-cell table:style-name="ce1" office:value-type="float" office:value="0.356611645368172" calcext:value-type="float">
            <text:p>0.3566116453681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8809" calcext:value-type="float">
            <text:p>3.78809E-12</text:p>
          </table:table-cell>
          <table:table-cell table:formula="of:=SQRT([.A13])" office:value-type="float" office:value="0.866025403784439" calcext:value-type="float">
            <text:p>0.866025403784439</text:p>
          </table:table-cell>
          <table:table-cell table:formula="of:=[.B13]^(1-[.$C13])-[.$C13]/2+VLOOKUP([.$A13];[.$G$2:.$H$40];2;0)" office:value-type="float" office:value="-0.0375566297645439" calcext:value-type="float">
            <text:p>-0.0375566297645439</text:p>
          </table:table-cell>
          <table:table-cell table:formula="of:=IF([.D13]&gt;0;[.D13]^(1/(1-[.$C13]));0)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1" office:value-type="float" office:value="0.352568947824233" calcext:value-type="float">
            <text:p>0.35256894782423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1511" calcext:value-type="float">
            <text:p>0.00161511</text:p>
          </table:table-cell>
          <table:table-cell table:formula="of:=SQRT([.A14])" office:value-type="float" office:value="0.790569415042095" calcext:value-type="float">
            <text:p>0.790569415042095</text:p>
          </table:table-cell>
          <table:table-cell table:formula="of:=[.B14]^(1-[.$C14])-[.$C14]/2+VLOOKUP([.$A14];[.$G$2:.$H$40];2;0)" office:value-type="float" office:value="0.205213405433122" calcext:value-type="float">
            <text:p>0.205213405433122</text:p>
          </table:table-cell>
          <table:table-cell table:formula="of:=IF([.D14]&gt;0;[.D14]^(1/(1-[.$C14]));0)" office:value-type="float" office:value="0.000519857480425977" calcext:value-type="float">
            <text:p>0.000519857480425977</text:p>
          </table:table-cell>
          <table:table-cell/>
          <table:table-cell office:value-type="float" office:value="0.675" calcext:value-type="float">
            <text:p>0.675</text:p>
          </table:table-cell>
          <table:table-cell table:style-name="ce1" office:value-type="float" office:value="0.341109520816452" calcext:value-type="float">
            <text:p>0.3411095208164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683226" calcext:value-type="float">
            <text:p>0.0000000683226</text:p>
          </table:table-cell>
          <table:table-cell table:formula="of:=SQRT([.A15])" office:value-type="float" office:value="0.806225774829855" calcext:value-type="float">
            <text:p>0.806225774829855</text:p>
          </table:table-cell>
          <table:table-cell table:formula="of:=[.B15]^(1-[.$C15])-[.$C15]/2+VLOOKUP([.$A15];[.$G$2:.$H$40];2;0)" office:value-type="float" office:value="-0.0191501443503255" calcext:value-type="float">
            <text:p>-0.0191501443503255</text:p>
          </table:table-cell>
          <table:table-cell table:formula="of:=IF([.D15]&gt;0;[.D15]^(1/(1-[.$C15]));0)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style-name="ce1" office:value-type="float" office:value="0.343081577857772" calcext:value-type="float">
            <text:p>0.34308157785777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252897" calcext:value-type="float">
            <text:p>0.00000000252897</text:p>
          </table:table-cell>
          <table:table-cell table:formula="of:=SQRT([.A16])" office:value-type="float" office:value="0.85146931829632" calcext:value-type="float">
            <text:p>0.85146931829632</text:p>
          </table:table-cell>
          <table:table-cell table:formula="of:=[.B16]^(1-[.$C16])-[.$C16]/2+VLOOKUP([.$A16];[.$G$2:.$H$40];2;0)" office:value-type="float" office:value="-0.0162695610158629" calcext:value-type="float">
            <text:p>-0.0162695610158629</text:p>
          </table:table-cell>
          <table:table-cell table:formula="of:=IF([.D16]&gt;0;[.D16]^(1/(1-[.$C16]));0)" office:value-type="float" office:value="0" calcext:value-type="float">
            <text:p>0</text:p>
          </table:table-cell>
          <table:table-cell/>
          <table:table-cell office:value-type="float" office:value="0.625" calcext:value-type="float">
            <text:p>0.625</text:p>
          </table:table-cell>
          <table:table-cell table:style-name="ce1" office:value-type="float" office:value="0.340295212076521" calcext:value-type="float">
            <text:p>0.34029521207652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6163" calcext:value-type="float">
            <text:p>0.000000016163</text:p>
          </table:table-cell>
          <table:table-cell table:formula="of:=SQRT([.A17])" office:value-type="float" office:value="0.790569415042095" calcext:value-type="float">
            <text:p>0.790569415042095</text:p>
          </table:table-cell>
          <table:table-cell table:formula="of:=[.B17]^(1-[.$C17])-[.$C17]/2+VLOOKUP([.$A17];[.$G$2:.$H$40];2;0)" office:value-type="float" office:value="-0.0316427580104558" calcext:value-type="float">
            <text:p>-0.0316427580104558</text:p>
          </table:table-cell>
          <table:table-cell table:formula="of:=IF([.D17]&gt;0;[.D17]^(1/(1-[.$C17]));0)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1" office:value-type="float" office:value="0.335037101934949" calcext:value-type="float">
            <text:p>0.33503710193494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725059" calcext:value-type="float">
            <text:p>7.25059E-12</text:p>
          </table:table-cell>
          <table:table-cell table:formula="of:=SQRT([.A18])" office:value-type="float" office:value="0.806225774829855" calcext:value-type="float">
            <text:p>0.806225774829855</text:p>
          </table:table-cell>
          <table:table-cell table:formula="of:=[.B18]^(1-[.$C18])-[.$C18]/2+VLOOKUP([.$A18];[.$G$2:.$H$40];2;0)" office:value-type="float" office:value="-0.0530902227352011" calcext:value-type="float">
            <text:p>-0.0530902227352011</text:p>
          </table:table-cell>
          <table:table-cell table:formula="of:=IF([.D18]&gt;0;[.D18]^(1/(1-[.$C18]));0)" office:value-type="float" office:value="0" calcext:value-type="float">
            <text:p>0</text:p>
          </table:table-cell>
          <table:table-cell/>
          <table:table-cell office:value-type="float" office:value="0.575" calcext:value-type="float">
            <text:p>0.575</text:p>
          </table:table-cell>
          <table:table-cell table:style-name="ce1" office:value-type="float" office:value="0.33748118436871" calcext:value-type="float">
            <text:p>0.337481184368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266" calcext:value-type="float">
            <text:p>0.00032266</text:p>
          </table:table-cell>
          <table:table-cell table:formula="of:=SQRT([.A19])" office:value-type="float" office:value="0.741619848709566" calcext:value-type="float">
            <text:p>0.741619848709566</text:p>
          </table:table-cell>
          <table:table-cell table:formula="of:=[.B19]^(1-[.$C19])-[.$C19]/2+VLOOKUP([.$A19];[.$G$2:.$H$40];2;0)" office:value-type="float" office:value="0.0905239504997051" calcext:value-type="float">
            <text:p>0.0905239504997051</text:p>
          </table:table-cell>
          <table:table-cell table:formula="of:=IF([.D19]&gt;0;[.D19]^(1/(1-[.$C19]));0)" office:value-type="float" office:value="0.0000917058189238259" calcext:value-type="float">
            <text:p>9.17058189238259E-05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1" office:value-type="float" office:value="0.336040231415044" calcext:value-type="float">
            <text:p>0.33604023141504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232696" calcext:value-type="float">
            <text:p>0.0000000232696</text:p>
          </table:table-cell>
          <table:table-cell table:formula="of:=SQRT([.A20])" office:value-type="float" office:value="0.85146931829632" calcext:value-type="float">
            <text:p>0.85146931829632</text:p>
          </table:table-cell>
          <table:table-cell table:formula="of:=[.B20]^(1-[.$C20])-[.$C20]/2+VLOOKUP([.$A20];[.$G$2:.$H$40];2;0)" office:value-type="float" office:value="0.00436795194928374" calcext:value-type="float">
            <text:p>0.00436795194928374</text:p>
          </table:table-cell>
          <table:table-cell table:formula="of:=IF([.D20]&gt;0;[.D20]^(1/(1-[.$C20]));0)" office:value-type="float" office:value="1.29687349078234E-016" calcext:value-type="float">
            <text:p>1.29687349078234E-16</text:p>
          </table:table-cell>
          <table:table-cell/>
          <table:table-cell office:value-type="float" office:value="0.525" calcext:value-type="float">
            <text:p>0.525</text:p>
          </table:table-cell>
          <table:table-cell table:style-name="ce1" office:value-type="float" office:value="0.340298421991149" calcext:value-type="float">
            <text:p>0.34029842199114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295893" calcext:value-type="float">
            <text:p>2.95893E-12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-[.$C21]/2+VLOOKUP([.$A21];[.$G$2:.$H$40];2;0)" office:value-type="float" office:value="-0.0541968174364877" calcext:value-type="float">
            <text:p>-0.0541968174364877</text:p>
          </table:table-cell>
          <table:table-cell table:formula="of:=IF([.D21]&gt;0;[.D21]^(1/(1-[.$C21]));0)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1" office:value-type="float" office:value="0.343524098829183" calcext:value-type="float">
            <text:p>0.3435240988291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206468" calcext:value-type="float">
            <text:p>2.06468E-10</text:p>
          </table:table-cell>
          <table:table-cell table:formula="of:=SQRT([.A22])" office:value-type="float" office:value="0.894427190999916" calcext:value-type="float">
            <text:p>0.894427190999916</text:p>
          </table:table-cell>
          <table:table-cell table:formula="of:=[.B22]^(1-[.$C22])-[.$C22]/2+VLOOKUP([.$A22];[.$G$2:.$H$40];2;0)" office:value-type="float" office:value="0.012749092666765" calcext:value-type="float">
            <text:p>0.012749092666765</text:p>
          </table:table-cell>
          <table:table-cell table:formula="of:=IF([.D22]&gt;0;[.D22]^(1/(1-[.$C22]));0)" office:value-type="float" office:value="1.1345983555548E-018" calcext:value-type="float">
            <text:p>1.1345983555548E-18</text:p>
          </table:table-cell>
          <table:table-cell/>
          <table:table-cell office:value-type="float" office:value="0.475" calcext:value-type="float">
            <text:p>0.475</text:p>
          </table:table-cell>
          <table:table-cell table:style-name="ce1" office:value-type="float" office:value="0.33775546178936" calcext:value-type="float">
            <text:p>0.3377554617893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68166" calcext:value-type="float">
            <text:p>0.00000068166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-[.$C23]/2+VLOOKUP([.$A23];[.$G$2:.$H$40];2;0)" office:value-type="float" office:value="-0.00387306726281278" calcext:value-type="float">
            <text:p>-0.00387306726281278</text:p>
          </table:table-cell>
          <table:table-cell table:formula="of:=IF([.D23]&gt;0;[.D23]^(1/(1-[.$C23]));0)"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1" office:value-type="float" office:value="0.340498839058382" calcext:value-type="float">
            <text:p>0.34049883905838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5005" calcext:value-type="float">
            <text:p>0.0000215005</text:p>
          </table:table-cell>
          <table:table-cell table:formula="of:=SQRT([.A24])" office:value-type="float" office:value="0.821583836257749" calcext:value-type="float">
            <text:p>0.821583836257749</text:p>
          </table:table-cell>
          <table:table-cell table:formula="of:=[.B24]^(1-[.$C24])-[.$C24]/2+VLOOKUP([.$A24];[.$G$2:.$H$40];2;0)" office:value-type="float" office:value="0.0772891877353221" calcext:value-type="float">
            <text:p>0.0772891877353221</text:p>
          </table:table-cell>
          <table:table-cell table:formula="of:=IF([.D24]&gt;0;[.D24]^(1/(1-[.$C24]));0)" office:value-type="float" office:value="0.00000058620076866188" calcext:value-type="float">
            <text:p>5.86200768661876E-07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1" office:value-type="float" office:value="0.343143106978716" calcext:value-type="float">
            <text:p>0.34314310697871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70531" calcext:value-type="float">
            <text:p>0.00270531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-[.$C25]/2+VLOOKUP([.$A25];[.$G$2:.$H$40];2;0)" office:value-type="float" office:value="0.234896818620807" calcext:value-type="float">
            <text:p>0.234896818620807</text:p>
          </table:table-cell>
          <table:table-cell table:formula="of:=IF([.D25]&gt;0;[.D25]^(1/(1-[.$C25]));0)" office:value-type="float" office:value="0.000990903977376613" calcext:value-type="float">
            <text:p>0.00099090397737661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1" office:value-type="float" office:value="0.343718425708862" calcext:value-type="float">
            <text:p>0.3437184257088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68498" calcext:value-type="float">
            <text:p>9.68498E-12</text:p>
          </table:table-cell>
          <table:table-cell table:formula="of:=SQRT([.A26])" office:value-type="float" office:value="0.774596669241483" calcext:value-type="float">
            <text:p>0.774596669241483</text:p>
          </table:table-cell>
          <table:table-cell table:formula="of:=[.B26]^(1-[.$C26])-[.$C26]/2+VLOOKUP([.$A26];[.$G$2:.$H$40];2;0)" office:value-type="float" office:value="-0.048969459003774" calcext:value-type="float">
            <text:p>-0.048969459003774</text:p>
          </table:table-cell>
          <table:table-cell table:formula="of:=IF([.D26]&gt;0;[.D26]^(1/(1-[.$C26]));0)"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.375</text:p>
          </table:table-cell>
          <table:table-cell table:style-name="ce1" office:value-type="float" office:value="0.349001236976285" calcext:value-type="float">
            <text:p>0.34900123697628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7406" calcext:value-type="float">
            <text:p>0.000047406</text:p>
          </table:table-cell>
          <table:table-cell table:formula="of:=SQRT([.A27])" office:value-type="float" office:value="0.790569415042095" calcext:value-type="float">
            <text:p>0.790569415042095</text:p>
          </table:table-cell>
          <table:table-cell table:formula="of:=[.B27]^(1-[.$C27])-[.$C27]/2+VLOOKUP([.$A27];[.$G$2:.$H$40];2;0)" office:value-type="float" office:value="0.0692864973136441" calcext:value-type="float">
            <text:p>0.0692864973136441</text:p>
          </table:table-cell>
          <table:table-cell table:formula="of:=IF([.D27]&gt;0;[.D27]^(1/(1-[.$C27]));0)" office:value-type="float" office:value="0.00000291252018377005" calcext:value-type="float">
            <text:p>2.91252018377005E-06</text:p>
          </table:table-cell>
          <table:table-cell/>
          <table:table-cell office:value-type="float" office:value="0.35" calcext:value-type="float">
            <text:p>0.35</text:p>
          </table:table-cell>
          <table:table-cell table:style-name="ce1" office:value-type="float" office:value="0.341103366414655" calcext:value-type="float">
            <text:p>0.3411033664146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11722" calcext:value-type="float">
            <text:p>0.0000000211722</text:p>
          </table:table-cell>
          <table:table-cell table:formula="of:=SQRT([.A28])" office:value-type="float" office:value="0.836660026534076" calcext:value-type="float">
            <text:p>0.836660026534076</text:p>
          </table:table-cell>
          <table:table-cell table:formula="of:=[.B28]^(1-[.$C28])-[.$C28]/2+VLOOKUP([.$A28];[.$G$2:.$H$40];2;0)" office:value-type="float" office:value="-0.00997948432669876" calcext:value-type="float">
            <text:p>-0.00997948432669876</text:p>
          </table:table-cell>
          <table:table-cell table:formula="of:=IF([.D28]&gt;0;[.D28]^(1/(1-[.$C28]));0)" office:value-type="float" office:value="0" calcext:value-type="float">
            <text:p>0</text:p>
          </table:table-cell>
          <table:table-cell/>
          <table:table-cell office:value-type="float" office:value="0.325" calcext:value-type="float">
            <text:p>0.325</text:p>
          </table:table-cell>
          <table:table-cell table:style-name="ce1" office:value-type="float" office:value="0.340437412329014" calcext:value-type="float">
            <text:p>0.34043741232901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43438" calcext:value-type="float">
            <text:p>1.43438E-10</text:p>
          </table:table-cell>
          <table:table-cell table:formula="of:=SQRT([.A29])" office:value-type="float" office:value="0.806225774829855" calcext:value-type="float">
            <text:p>0.806225774829855</text:p>
          </table:table-cell>
          <table:table-cell table:formula="of:=[.B29]^(1-[.$C29])-[.$C29]/2+VLOOKUP([.$A29];[.$G$2:.$H$40];2;0)" office:value-type="float" office:value="-0.047654313962784" calcext:value-type="float">
            <text:p>-0.047654313962784</text:p>
          </table:table-cell>
          <table:table-cell table:formula="of:=IF([.D29]&gt;0;[.D29]^(1/(1-[.$C29]));0)"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" office:value-type="float" office:value="0.332928327373694" calcext:value-type="float">
            <text:p>0.3329283273736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61469" calcext:value-type="float">
            <text:p>1.61469E-10</text:p>
          </table:table-cell>
          <table:table-cell table:formula="of:=SQRT([.A30])" office:value-type="float" office:value="0.866025403784439" calcext:value-type="float">
            <text:p>0.866025403784439</text:p>
          </table:table-cell>
          <table:table-cell table:formula="of:=[.B30]^(1-[.$C30])-[.$C30]/2+VLOOKUP([.$A30];[.$G$2:.$H$40];2;0)" office:value-type="float" office:value="-0.018287282726726" calcext:value-type="float">
            <text:p>-0.018287282726726</text:p>
          </table:table-cell>
          <table:table-cell table:formula="of:=IF([.D30]&gt;0;[.D30]^(1/(1-[.$C30]));0)" office:value-type="float" office:value="0" calcext:value-type="float">
            <text:p>0</text:p>
          </table:table-cell>
          <table:table-cell/>
          <table:table-cell office:value-type="float" office:value="0.275" calcext:value-type="float">
            <text:p>0.275</text:p>
          </table:table-cell>
          <table:table-cell table:style-name="ce1" office:value-type="float" office:value="0.331846741663352" calcext:value-type="float">
            <text:p>0.33184674166335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505306" calcext:value-type="float">
            <text:p>0.0000505306</text:p>
          </table:table-cell>
          <table:table-cell table:formula="of:=SQRT([.A31])" office:value-type="float" office:value="0.85146931829632" calcext:value-type="float">
            <text:p>0.85146931829632</text:p>
          </table:table-cell>
          <table:table-cell table:formula="of:=[.B31]^(1-[.$C31])-[.$C31]/2+VLOOKUP([.$A31];[.$G$2:.$H$40];2;0)" office:value-type="float" office:value="0.160939581318333" calcext:value-type="float">
            <text:p>0.160939581318333</text:p>
          </table:table-cell>
          <table:table-cell table:formula="of:=IF([.D31]&gt;0;[.D31]^(1/(1-[.$C31]));0)" office:value-type="float" office:value="0.0000045579122722206" calcext:value-type="float">
            <text:p>4.5579122722206E-06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1" office:value-type="float" office:value="0.310515846458496" calcext:value-type="float">
            <text:p>0.31051584645849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89832" calcext:value-type="float">
            <text:p>0.000000689832</text:p>
          </table:table-cell>
          <table:table-cell table:formula="of:=SQRT([.A32])" office:value-type="float" office:value="0.836660026534076" calcext:value-type="float">
            <text:p>0.836660026534076</text:p>
          </table:table-cell>
          <table:table-cell table:formula="of:=[.B32]^(1-[.$C32])-[.$C32]/2+VLOOKUP([.$A32];[.$G$2:.$H$40];2;0)" office:value-type="float" office:value="0.0327807366202473" calcext:value-type="float">
            <text:p>0.0327807366202473</text:p>
          </table:table-cell>
          <table:table-cell table:formula="of:=IF([.D32]&gt;0;[.D32]^(1/(1-[.$C32]));0)" office:value-type="float" office:value="0.00000000081718563829" calcext:value-type="float">
            <text:p>8.17185638291949E-10</text:p>
          </table:table-cell>
          <table:table-cell/>
          <table:table-cell office:value-type="float" office:value="0.225" calcext:value-type="float">
            <text:p>0.225</text:p>
          </table:table-cell>
          <table:table-cell table:style-name="ce1" office:value-type="float" office:value="0.299172861083099" calcext:value-type="float">
            <text:p>0.29917286108309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0934693" calcext:value-type="float">
            <text:p>9.34693E-12</text:p>
          </table:table-cell>
          <table:table-cell table:formula="of:=SQRT([.A33])" office:value-type="float" office:value="0.85146931829632" calcext:value-type="float">
            <text:p>0.85146931829632</text:p>
          </table:table-cell>
          <table:table-cell table:formula="of:=[.B33]^(1-[.$C33])-[.$C33]/2+VLOOKUP([.$A33];[.$G$2:.$H$40];2;0)" office:value-type="float" office:value="-0.0461188767253855" calcext:value-type="float">
            <text:p>-0.0461188767253855</text:p>
          </table:table-cell>
          <table:table-cell table:formula="of:=IF([.D33]&gt;0;[.D33]^(1/(1-[.$C33]));0)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1" office:value-type="float" office:value="0.283435899653078" calcext:value-type="float">
            <text:p>0.28343589965307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253096" calcext:value-type="float">
            <text:p>0.00000000253096</text:p>
          </table:table-cell>
          <table:table-cell table:formula="of:=SQRT([.A34])" office:value-type="float" office:value="0.806225774829855" calcext:value-type="float">
            <text:p>0.806225774829855</text:p>
          </table:table-cell>
          <table:table-cell table:formula="of:=[.B34]^(1-[.$C34])-[.$C34]/2+VLOOKUP([.$A34];[.$G$2:.$H$40];2;0)" office:value-type="float" office:value="-0.0384450066767159" calcext:value-type="float">
            <text:p>-0.0384450066767159</text:p>
          </table:table-cell>
          <table:table-cell table:formula="of:=IF([.D34]&gt;0;[.D34]^(1/(1-[.$C34]));0)" office:value-type="float" office:value="0" calcext:value-type="float">
            <text:p>0</text:p>
          </table:table-cell>
          <table:table-cell/>
          <table:table-cell office:value-type="float" office:value="0.175" calcext:value-type="float">
            <text:p>0.175</text:p>
          </table:table-cell>
          <table:table-cell table:style-name="ce1" office:value-type="float" office:value="0.257609999096885" calcext:value-type="float">
            <text:p>0.25760999909688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840476" calcext:value-type="float">
            <text:p>0.0000840476</text:p>
          </table:table-cell>
          <table:table-cell table:formula="of:=SQRT([.A35])" office:value-type="float" office:value="0.790569415042095" calcext:value-type="float">
            <text:p>0.790569415042095</text:p>
          </table:table-cell>
          <table:table-cell table:formula="of:=[.B35]^(1-[.$C35])-[.$C35]/2+VLOOKUP([.$A35];[.$G$2:.$H$40];2;0)" office:value-type="float" office:value="0.085121091714899" calcext:value-type="float">
            <text:p>0.085121091714899</text:p>
          </table:table-cell>
          <table:table-cell table:formula="of:=IF([.D35]&gt;0;[.D35]^(1/(1-[.$C35]));0)" office:value-type="float" office:value="0.0000077819091314312" calcext:value-type="float">
            <text:p>7.7819091314312E-06</text:p>
          </table:table-cell>
          <table:table-cell/>
          <table:table-cell office:value-type="float" office:value="0.15" calcext:value-type="float">
            <text:p>0.15</text:p>
          </table:table-cell>
          <table:table-cell table:style-name="ce1" office:value-type="float" office:value="0.228650093230478" calcext:value-type="float">
            <text:p>0.22865009323047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77273" calcext:value-type="float">
            <text:p>0.00000377273</text:p>
          </table:table-cell>
          <table:table-cell table:formula="of:=SQRT([.A36])" office:value-type="float" office:value="0.85146931829632" calcext:value-type="float">
            <text:p>0.85146931829632</text:p>
          </table:table-cell>
          <table:table-cell table:formula="of:=[.B36]^(1-[.$C36])-[.$C36]/2+VLOOKUP([.$A36];[.$G$2:.$H$40];2;0)" office:value-type="float" office:value="0.0873599192854536" calcext:value-type="float">
            <text:p>0.0873599192854536</text:p>
          </table:table-cell>
          <table:table-cell table:formula="of:=IF([.D36]&gt;0;[.D36]^(1/(1-[.$C36]));0)" office:value-type="float" office:value="0.00000007451814846243" calcext:value-type="float">
            <text:p>7.45181484624289E-08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ce1" office:value-type="float" office:value="0.197923687470291" calcext:value-type="float">
            <text:p>0.1979236874702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29" calcext:value-type="float">
            <text:p>0.0000000052429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-[.$C37]/2+VLOOKUP([.$A37];[.$G$2:.$H$40];2;0)" office:value-type="float" office:value="-0.0351732973052023" calcext:value-type="float">
            <text:p>-0.0351732973052023</text:p>
          </table:table-cell>
          <table:table-cell table:formula="of:=IF([.D37]&gt;0;[.D37]^(1/(1-[.$C37]));0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float" office:value="0.171914592131248" calcext:value-type="float">
            <text:p>0.171914592131248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223595" calcext:value-type="float">
            <text:p>0.00000223595</text:p>
          </table:table-cell>
          <table:table-cell table:formula="of:=SQRT([.A38])" office:value-type="float" office:value="0.88034084308295" calcext:value-type="float">
            <text:p>0.88034084308295</text:p>
          </table:table-cell>
          <table:table-cell table:formula="of:=[.B38]^(1-[.$C38])-[.$C38]/2+VLOOKUP([.$A38];[.$G$2:.$H$40];2;0)" office:value-type="float" office:value="0.138293269874745" calcext:value-type="float">
            <text:p>0.138293269874745</text:p>
          </table:table-cell>
          <table:table-cell table:formula="of:=IF([.D38]&gt;0;[.D38]^(1/(1-[.$C38]));0)" office:value-type="float" office:value="0.00000006601062385376" calcext:value-type="float">
            <text:p>6.6010623853757E-08</text:p>
          </table:table-cell>
          <table:table-cell/>
          <table:table-cell office:value-type="float" office:value="0.075" calcext:value-type="float">
            <text:p>0.075</text:p>
          </table:table-cell>
          <table:table-cell table:style-name="ce1" office:value-type="float" office:value="0.135275888584435" calcext:value-type="float">
            <text:p>0.13527588858443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122824" calcext:value-type="float">
            <text:p>1.22824E-11</text:p>
          </table:table-cell>
          <table:table-cell table:formula="of:=SQRT([.A39])" office:value-type="float" office:value="0.806225774829855" calcext:value-type="float">
            <text:p>0.806225774829855</text:p>
          </table:table-cell>
          <table:table-cell table:formula="of:=[.B39]^(1-[.$C39])-[.$C39]/2+VLOOKUP([.$A39];[.$G$2:.$H$40];2;0)" office:value-type="float" office:value="-0.0523438239942081" calcext:value-type="float">
            <text:p>-0.0523438239942081</text:p>
          </table:table-cell>
          <table:table-cell table:formula="of:=IF([.D39]&gt;0;[.D39]^(1/(1-[.$C39]));0)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1" office:value-type="float" office:value="0.110042478806654" calcext:value-type="float">
            <text:p>0.11004247880665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369969" calcext:value-type="float">
            <text:p>0.00000000369969</text:p>
          </table:table-cell>
          <table:table-cell table:formula="of:=SQRT([.A40])" office:value-type="float" office:value="0.821583836257749" calcext:value-type="float">
            <text:p>0.821583836257749</text:p>
          </table:table-cell>
          <table:table-cell table:formula="of:=[.B40]^(1-[.$C40])-[.$C40]/2+VLOOKUP([.$A40];[.$G$2:.$H$40];2;0)" office:value-type="float" office:value="-0.0383766261819316" calcext:value-type="float">
            <text:p>-0.0383766261819316</text:p>
          </table:table-cell>
          <table:table-cell table:formula="of:=IF([.D40]&gt;0;[.D40]^(1/(1-[.$C40]));0)" office:value-type="float" office:value="0" calcext:value-type="float">
            <text:p>0</text:p>
          </table:table-cell>
          <table:table-cell/>
          <table:table-cell office:value-type="float" office:value="0.025" calcext:value-type="float">
            <text:p>0.025</text:p>
          </table:table-cell>
          <table:table-cell table:style-name="ce1" office:value-type="float" office:value="0.0780056710901145" calcext:value-type="float">
            <text:p>0.078005671090114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338245" calcext:value-type="float">
            <text:p>0.00000000338245</text:p>
          </table:table-cell>
          <table:table-cell table:formula="of:=SQRT([.A41])" office:value-type="float" office:value="0.758287544405155" calcext:value-type="float">
            <text:p>0.758287544405155</text:p>
          </table:table-cell>
          <table:table-cell table:formula="of:=[.B41]^(1-[.$C41])-[.$C41]/2+VLOOKUP([.$A41];[.$G$2:.$H$40];2;0)" office:value-type="float" office:value="-0.0326984254019615" calcext:value-type="float">
            <text:p>-0.0326984254019615</text:p>
          </table:table-cell>
          <table:table-cell table:formula="of:=IF([.D41]&gt;0;[.D41]^(1/(1-[.$C4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188137" calcext:value-type="float">
            <text:p>0.000000188137</text:p>
          </table:table-cell>
          <table:table-cell table:formula="of:=SQRT([.A42])" office:value-type="float" office:value="0.758287544405155" calcext:value-type="float">
            <text:p>0.758287544405155</text:p>
          </table:table-cell>
          <table:table-cell table:formula="of:=[.B42]^(1-[.$C42])-[.$C42]/2+VLOOKUP([.$A42];[.$G$2:.$H$40];2;0)" office:value-type="float" office:value="-0.0179839536956104" calcext:value-type="float">
            <text:p>-0.0179839536956104</text:p>
          </table:table-cell>
          <table:table-cell table:formula="of:=IF([.D42]&gt;0;[.D42]^(1/(1-[.$C4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83516" calcext:value-type="float">
            <text:p>0.0000183516</text:p>
          </table:table-cell>
          <table:table-cell table:formula="of:=SQRT([.A43])" office:value-type="float" office:value="0.836660026534076" calcext:value-type="float">
            <text:p>0.836660026534076</text:p>
          </table:table-cell>
          <table:table-cell table:formula="of:=[.B43]^(1-[.$C43])-[.$C43]/2+VLOOKUP([.$A43];[.$G$2:.$H$40];2;0)" office:value-type="float" office:value="0.102649225504134" calcext:value-type="float">
            <text:p>0.102649225504134</text:p>
          </table:table-cell>
          <table:table-cell table:formula="of:=IF([.D43]&gt;0;[.D43]^(1/(1-[.$C43]));0)" office:value-type="float" office:value="0.00000088577136802335" calcext:value-type="float">
            <text:p>8.85771368023351E-0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53924" calcext:value-type="float">
            <text:p>9.53924E-12</text:p>
          </table:table-cell>
          <table:table-cell table:formula="of:=SQRT([.A44])" office:value-type="float" office:value="0.774596669241483" calcext:value-type="float">
            <text:p>0.774596669241483</text:p>
          </table:table-cell>
          <table:table-cell table:formula="of:=[.B44]^(1-[.$C44])-[.$C44]/2+VLOOKUP([.$A44];[.$G$2:.$H$40];2;0)" office:value-type="float" office:value="-0.0489806899598155" calcext:value-type="float">
            <text:p>-0.0489806899598155</text:p>
          </table:table-cell>
          <table:table-cell table:formula="of:=IF([.D44]&gt;0;[.D44]^(1/(1-[.$C4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335E-015" calcext:value-type="float">
            <text:p>1.95335E-15</text:p>
          </table:table-cell>
          <table:table-cell table:formula="of:=SQRT([.A45])" office:value-type="float" office:value="0.806225774829855" calcext:value-type="float">
            <text:p>0.806225774829855</text:p>
          </table:table-cell>
          <table:table-cell table:formula="of:=[.B45]^(1-[.$C45])-[.$C45]/2+VLOOKUP([.$A45];[.$G$2:.$H$40];2;0)" office:value-type="float" office:value="-0.0586196424202974" calcext:value-type="float">
            <text:p>-0.0586196424202974</text:p>
          </table:table-cell>
          <table:table-cell table:formula="of:=IF([.D45]&gt;0;[.D45]^(1/(1-[.$C45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855744" calcext:value-type="float">
            <text:p>0.00000000855744</text:p>
          </table:table-cell>
          <table:table-cell table:formula="of:=SQRT([.A46])" office:value-type="float" office:value="0.85146931829632" calcext:value-type="float">
            <text:p>0.85146931829632</text:p>
          </table:table-cell>
          <table:table-cell table:formula="of:=[.B46]^(1-[.$C46])-[.$C46]/2+VLOOKUP([.$A46];[.$G$2:.$H$40];2;0)" office:value-type="float" office:value="-0.00577900651916063" calcext:value-type="float">
            <text:p>-0.00577900651916063</text:p>
          </table:table-cell>
          <table:table-cell table:formula="of:=IF([.D46]&gt;0;[.D46]^(1/(1-[.$C4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604641" calcext:value-type="float">
            <text:p>6.04641E-13</text:p>
          </table:table-cell>
          <table:table-cell table:formula="of:=SQRT([.A47])" office:value-type="float" office:value="0.821583836257749" calcext:value-type="float">
            <text:p>0.821583836257749</text:p>
          </table:table-cell>
          <table:table-cell table:formula="of:=[.B47]^(1-[.$C47])-[.$C47]/2+VLOOKUP([.$A47];[.$G$2:.$H$40];2;0)" office:value-type="float" office:value="-0.0630751330993754" calcext:value-type="float">
            <text:p>-0.0630751330993754</text:p>
          </table:table-cell>
          <table:table-cell table:formula="of:=IF([.D47]&gt;0;[.D47]^(1/(1-[.$C47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12859" calcext:value-type="float">
            <text:p>0.00312859</text:p>
          </table:table-cell>
          <table:table-cell table:formula="of:=SQRT([.A48])" office:value-type="float" office:value="0.689202437604511" calcext:value-type="float">
            <text:p>0.689202437604511</text:p>
          </table:table-cell>
          <table:table-cell table:formula="of:=[.B48]^(1-[.$C48])-[.$C48]/2+VLOOKUP([.$A48];[.$G$2:.$H$40];2;0)" office:value-type="float" office:value="0.159710313686255" calcext:value-type="float">
            <text:p>0.159710313686255</text:p>
          </table:table-cell>
          <table:table-cell table:formula="of:=IF([.D48]&gt;0;[.D48]^(1/(1-[.$C48]));0)" office:value-type="float" office:value="0.00273338709820203" calcext:value-type="float">
            <text:p>0.00273338709820203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27884" calcext:value-type="float">
            <text:p>0.0000127884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-[.$C49]/2+VLOOKUP([.$A49];[.$G$2:.$H$40];2;0)" office:value-type="float" office:value="0.0394639178826022" calcext:value-type="float">
            <text:p>0.0394639178826022</text:p>
          </table:table-cell>
          <table:table-cell table:formula="of:=IF([.D49]&gt;0;[.D49]^(1/(1-[.$C49]));0)" office:value-type="float" office:value="0.00000019818191906104" calcext:value-type="float">
            <text:p>1.98181919061037E-0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90406" calcext:value-type="float">
            <text:p>0.0690406</text:p>
          </table:table-cell>
          <table:table-cell table:formula="of:=SQRT([.A50])" office:value-type="float" office:value="0.774596669241483" calcext:value-type="float">
            <text:p>0.774596669241483</text:p>
          </table:table-cell>
          <table:table-cell table:formula="of:=[.B50]^(1-[.$C50])-[.$C50]/2+VLOOKUP([.$A50];[.$G$2:.$H$40];2;0)" office:value-type="float" office:value="0.495170918687714" calcext:value-type="float">
            <text:p>0.495170918687714</text:p>
          </table:table-cell>
          <table:table-cell table:formula="of:=IF([.D50]&gt;0;[.D50]^(1/(1-[.$C50]));0)" office:value-type="float" office:value="0.0442367975242011" calcext:value-type="float">
            <text:p>0.0442367975242011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347777" calcext:value-type="float">
            <text:p>0.0000000347777</text:p>
          </table:table-cell>
          <table:table-cell table:formula="of:=SQRT([.A51])" office:value-type="float" office:value="0.806225774829855" calcext:value-type="float">
            <text:p>0.806225774829855</text:p>
          </table:table-cell>
          <table:table-cell table:formula="of:=[.B51]^(1-[.$C51])-[.$C51]/2+VLOOKUP([.$A51];[.$G$2:.$H$40];2;0)" office:value-type="float" office:value="-0.024164202196524" calcext:value-type="float">
            <text:p>-0.024164202196524</text:p>
          </table:table-cell>
          <table:table-cell table:formula="of:=IF([.D51]&gt;0;[.D51]^(1/(1-[.$C5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329578" calcext:value-type="float">
            <text:p>3.29578E-10</text:p>
          </table:table-cell>
          <table:table-cell table:formula="of:=SQRT([.A52])" office:value-type="float" office:value="0.85146931829632" calcext:value-type="float">
            <text:p>0.85146931829632</text:p>
          </table:table-cell>
          <table:table-cell table:formula="of:=[.B52]^(1-[.$C52])-[.$C52]/2+VLOOKUP([.$A52];[.$G$2:.$H$40];2;0)" office:value-type="float" office:value="-0.0300725793610203" calcext:value-type="float">
            <text:p>-0.0300725793610203</text:p>
          </table:table-cell>
          <table:table-cell table:formula="of:=IF([.D52]&gt;0;[.D52]^(1/(1-[.$C5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66394" calcext:value-type="float">
            <text:p>0.00000000266394</text:p>
          </table:table-cell>
          <table:table-cell table:formula="of:=SQRT([.A53])" office:value-type="float" office:value="0.774596669241483" calcext:value-type="float">
            <text:p>0.774596669241483</text:p>
          </table:table-cell>
          <table:table-cell table:formula="of:=[.B53]^(1-[.$C53])-[.$C53]/2+VLOOKUP([.$A53];[.$G$2:.$H$40];2;0)" office:value-type="float" office:value="-0.0405854864040777" calcext:value-type="float">
            <text:p>-0.0405854864040777</text:p>
          </table:table-cell>
          <table:table-cell table:formula="of:=IF([.D53]&gt;0;[.D53]^(1/(1-[.$C5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86897" calcext:value-type="float">
            <text:p>0.00000486897</text:p>
          </table:table-cell>
          <table:table-cell table:formula="of:=SQRT([.A54])" office:value-type="float" office:value="0.836660026534076" calcext:value-type="float">
            <text:p>0.836660026534076</text:p>
          </table:table-cell>
          <table:table-cell table:formula="of:=[.B54]^(1-[.$C54])-[.$C54]/2+VLOOKUP([.$A54];[.$G$2:.$H$40];2;0)" office:value-type="float" office:value="0.0698346967584346" calcext:value-type="float">
            <text:p>0.0698346967584346</text:p>
          </table:table-cell>
          <table:table-cell table:formula="of:=IF([.D54]&gt;0;[.D54]^(1/(1-[.$C54]));0)" office:value-type="float" office:value="0.00000008378628114305" calcext:value-type="float">
            <text:p>8.37862811430465E-08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497062" calcext:value-type="float">
            <text:p>0.0000000497062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-[.$C55]/2+VLOOKUP([.$A55];[.$G$2:.$H$40];2;0)" office:value-type="float" office:value="-0.0199176743072854" calcext:value-type="float">
            <text:p>-0.0199176743072854</text:p>
          </table:table-cell>
          <table:table-cell table:formula="of:=IF([.D55]&gt;0;[.D55]^(1/(1-[.$C55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56E-015" calcext:value-type="float">
            <text:p>1.35356E-15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-[.$C56]/2+VLOOKUP([.$A56];[.$G$2:.$H$40];2;0)" office:value-type="float" office:value="-0.062033923510767" calcext:value-type="float">
            <text:p>-0.062033923510767</text:p>
          </table:table-cell>
          <table:table-cell table:formula="of:=IF([.D56]&gt;0;[.D56]^(1/(1-[.$C5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402225" calcext:value-type="float">
            <text:p>4.02225E-14</text:p>
          </table:table-cell>
          <table:table-cell table:formula="of:=SQRT([.A57])" office:value-type="float" office:value="0.836660026534076" calcext:value-type="float">
            <text:p>0.836660026534076</text:p>
          </table:table-cell>
          <table:table-cell table:formula="of:=[.B57]^(1-[.$C57])-[.$C57]/2+VLOOKUP([.$A57];[.$G$2:.$H$40];2;0)" office:value-type="float" office:value="-0.0592751044604468" calcext:value-type="float">
            <text:p>-0.0592751044604468</text:p>
          </table:table-cell>
          <table:table-cell table:formula="of:=IF([.D57]&gt;0;[.D57]^(1/(1-[.$C57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60678" calcext:value-type="float">
            <text:p>0.0000160678</text:p>
          </table:table-cell>
          <table:table-cell table:formula="of:=SQRT([.A58])" office:value-type="float" office:value="0.821583836257749" calcext:value-type="float">
            <text:p>0.821583836257749</text:p>
          </table:table-cell>
          <table:table-cell table:formula="of:=[.B58]^(1-[.$C58])-[.$C58]/2+VLOOKUP([.$A58];[.$G$2:.$H$40];2;0)" office:value-type="float" office:value="0.069846812641755" calcext:value-type="float">
            <text:p>0.069846812641755</text:p>
          </table:table-cell>
          <table:table-cell table:formula="of:=IF([.D58]&gt;0;[.D58]^(1/(1-[.$C58]));0)" office:value-type="float" office:value="0.00000033234415768904" calcext:value-type="float">
            <text:p>3.3234415768904E-07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42E-015" calcext:value-type="float">
            <text:p>1.72742E-15</text:p>
          </table:table-cell>
          <table:table-cell table:formula="of:=SQRT([.A59])" office:value-type="float" office:value="0.836660026534076" calcext:value-type="float">
            <text:p>0.836660026534076</text:p>
          </table:table-cell>
          <table:table-cell table:formula="of:=[.B59]^(1-[.$C59])-[.$C59]/2+VLOOKUP([.$A59];[.$G$2:.$H$40];2;0)" office:value-type="float" office:value="-0.0618824477714893" calcext:value-type="float">
            <text:p>-0.0618824477714893</text:p>
          </table:table-cell>
          <table:table-cell table:formula="of:=IF([.D59]&gt;0;[.D59]^(1/(1-[.$C59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87946E-027" calcext:value-type="float">
            <text:p>7.87946E-27</text:p>
          </table:table-cell>
          <table:table-cell table:formula="of:=SQRT([.A60])" office:value-type="float" office:value="0.866025403784439" calcext:value-type="float">
            <text:p>0.866025403784439</text:p>
          </table:table-cell>
          <table:table-cell table:formula="of:=[.B60]^(1-[.$C60])-[.$C60]/2+VLOOKUP([.$A60];[.$G$2:.$H$40];2;0)" office:value-type="float" office:value="-0.0667367619234811" calcext:value-type="float">
            <text:p>-0.0667367619234811</text:p>
          </table:table-cell>
          <table:table-cell table:formula="of:=IF([.D60]&gt;0;[.D60]^(1/(1-[.$C60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0854" calcext:value-type="float">
            <text:p>0.0000000930854</text:p>
          </table:table-cell>
          <table:table-cell table:formula="of:=SQRT([.A61])" office:value-type="float" office:value="0.806225774829855" calcext:value-type="float">
            <text:p>0.806225774829855</text:p>
          </table:table-cell>
          <table:table-cell table:formula="of:=[.B61]^(1-[.$C61])-[.$C61]/2+VLOOKUP([.$A61];[.$G$2:.$H$40];2;0)" office:value-type="float" office:value="-0.0166252388014213" calcext:value-type="float">
            <text:p>-0.0166252388014213</text:p>
          </table:table-cell>
          <table:table-cell table:formula="of:=IF([.D61]&gt;0;[.D61]^(1/(1-[.$C6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475206" calcext:value-type="float">
            <text:p>0.00000475206</text:p>
          </table:table-cell>
          <table:table-cell table:formula="of:=SQRT([.A62])" office:value-type="float" office:value="0.821583836257749" calcext:value-type="float">
            <text:p>0.821583836257749</text:p>
          </table:table-cell>
          <table:table-cell table:formula="of:=[.B62]^(1-[.$C62])-[.$C62]/2+VLOOKUP([.$A62];[.$G$2:.$H$40];2;0)" office:value-type="float" office:value="0.0425891458971527" calcext:value-type="float">
            <text:p>0.0425891458971527</text:p>
          </table:table-cell>
          <table:table-cell table:formula="of:=IF([.D62]&gt;0;[.D62]^(1/(1-[.$C62]));0)" office:value-type="float" office:value="0.00000002076797325784" calcext:value-type="float">
            <text:p>2.07679732578356E-08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318458" calcext:value-type="float">
            <text:p>0.000000318458</text:p>
          </table:table-cell>
          <table:table-cell table:formula="of:=SQRT([.A63])" office:value-type="float" office:value="0.821583836257749" calcext:value-type="float">
            <text:p>0.821583836257749</text:p>
          </table:table-cell>
          <table:table-cell table:formula="of:=[.B63]^(1-[.$C63])-[.$C63]/2+VLOOKUP([.$A63];[.$G$2:.$H$40];2;0)" office:value-type="float" office:value="-0.000365440006241724" calcext:value-type="float">
            <text:p>-0.000365440006241724</text:p>
          </table:table-cell>
          <table:table-cell table:formula="of:=IF([.D63]&gt;0;[.D63]^(1/(1-[.$C6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6573" calcext:value-type="float">
            <text:p>0.00000016573</text:p>
          </table:table-cell>
          <table:table-cell table:formula="of:=SQRT([.A64])" office:value-type="float" office:value="0.806225774829855" calcext:value-type="float">
            <text:p>0.806225774829855</text:p>
          </table:table-cell>
          <table:table-cell table:formula="of:=[.B64]^(1-[.$C64])-[.$C64]/2+VLOOKUP([.$A64];[.$G$2:.$H$40];2;0)" office:value-type="float" office:value="-0.0114918755611908" calcext:value-type="float">
            <text:p>-0.0114918755611908</text:p>
          </table:table-cell>
          <table:table-cell table:formula="of:=IF([.D64]&gt;0;[.D64]^(1/(1-[.$C6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11973" calcext:value-type="float">
            <text:p>0.000011973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-[.$C65]/2+VLOOKUP([.$A65];[.$G$2:.$H$40];2;0)" office:value-type="float" office:value="0.0261482479712656" calcext:value-type="float">
            <text:p>0.0261482479712656</text:p>
          </table:table-cell>
          <table:table-cell table:formula="of:=IF([.D65]&gt;0;[.D65]^(1/(1-[.$C65]));0)" office:value-type="float" office:value="0.00000395194638599366" calcext:value-type="float">
            <text:p>3.95194638599366E-0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6121" calcext:value-type="float">
            <text:p>0.0000000246121</text:p>
          </table:table-cell>
          <table:table-cell table:formula="of:=SQRT([.A66])" office:value-type="float" office:value="0.836660026534076" calcext:value-type="float">
            <text:p>0.836660026534076</text:p>
          </table:table-cell>
          <table:table-cell table:formula="of:=[.B66]^(1-[.$C66])-[.$C66]/2+VLOOKUP([.$A66];[.$G$2:.$H$40];2;0)" office:value-type="float" office:value="-0.00859077141406339" calcext:value-type="float">
            <text:p>-0.00859077141406339</text:p>
          </table:table-cell>
          <table:table-cell table:formula="of:=IF([.D66]&gt;0;[.D66]^(1/(1-[.$C6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26435" calcext:value-type="float">
            <text:p>0.00526435</text:p>
          </table:table-cell>
          <table:table-cell table:formula="of:=SQRT([.A67])" office:value-type="float" office:value="0.836660026534076" calcext:value-type="float">
            <text:p>0.836660026534076</text:p>
          </table:table-cell>
          <table:table-cell table:formula="of:=[.B67]^(1-[.$C67])-[.$C67]/2+VLOOKUP([.$A67];[.$G$2:.$H$40];2;0)" office:value-type="float" office:value="0.358667409287304" calcext:value-type="float">
            <text:p>0.358667409287304</text:p>
          </table:table-cell>
          <table:table-cell table:formula="of:=IF([.D67]&gt;0;[.D67]^(1/(1-[.$C67]));0)" office:value-type="float" office:value="0.00187816960365685" calcext:value-type="float">
            <text:p>0.00187816960365685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600057" calcext:value-type="float">
            <text:p>0.0600057</text:p>
          </table:table-cell>
          <table:table-cell table:formula="of:=SQRT([.A68])" office:value-type="float" office:value="0.758287544405155" calcext:value-type="float">
            <text:p>0.758287544405155</text:p>
          </table:table-cell>
          <table:table-cell table:formula="of:=[.B68]^(1-[.$C68])-[.$C68]/2+VLOOKUP([.$A68];[.$G$2:.$H$40];2;0)" office:value-type="float" office:value="0.464947589893911" calcext:value-type="float">
            <text:p>0.464947589893911</text:p>
          </table:table-cell>
          <table:table-cell table:formula="of:=IF([.D68]&gt;0;[.D68]^(1/(1-[.$C68]));0)" office:value-type="float" office:value="0.0420727990028601" calcext:value-type="float">
            <text:p>0.0420727990028601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309" calcext:value-type="float">
            <text:p>1.309E-10</text:p>
          </table:table-cell>
          <table:table-cell table:formula="of:=SQRT([.A69])" office:value-type="float" office:value="0.821583836257749" calcext:value-type="float">
            <text:p>0.821583836257749</text:p>
          </table:table-cell>
          <table:table-cell table:formula="of:=[.B69]^(1-[.$C69])-[.$C69]/2+VLOOKUP([.$A69];[.$G$2:.$H$40];2;0)" office:value-type="float" office:value="-0.0524358451728151" calcext:value-type="float">
            <text:p>-0.0524358451728151</text:p>
          </table:table-cell>
          <table:table-cell table:formula="of:=IF([.D69]&gt;0;[.D69]^(1/(1-[.$C69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268043" calcext:value-type="float">
            <text:p>0.000000268043</text:p>
          </table:table-cell>
          <table:table-cell table:formula="of:=SQRT([.A70])" office:value-type="float" office:value="0.866025403784439" calcext:value-type="float">
            <text:p>0.866025403784439</text:p>
          </table:table-cell>
          <table:table-cell table:formula="of:=[.B70]^(1-[.$C70])-[.$C70]/2+VLOOKUP([.$A70];[.$G$2:.$H$40];2;0)" office:value-type="float" office:value="0.0646330137144027" calcext:value-type="float">
            <text:p>0.0646330137144027</text:p>
          </table:table-cell>
          <table:table-cell table:formula="of:=IF([.D70]&gt;0;[.D70]^(1/(1-[.$C70]));0)" office:value-type="float" office:value="0.00000000132163282307" calcext:value-type="float">
            <text:p>1.32163282306701E-0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09851" calcext:value-type="float">
            <text:p>0.00000409851</text:p>
          </table:table-cell>
          <table:table-cell table:formula="of:=SQRT([.A71])" office:value-type="float" office:value="0.836660026534076" calcext:value-type="float">
            <text:p>0.836660026534076</text:p>
          </table:table-cell>
          <table:table-cell table:formula="of:=[.B71]^(1-[.$C71])-[.$C71]/2+VLOOKUP([.$A71];[.$G$2:.$H$40];2;0)" office:value-type="float" office:value="0.0660726444607978" calcext:value-type="float">
            <text:p>0.0660726444607978</text:p>
          </table:table-cell>
          <table:table-cell table:formula="of:=IF([.D71]&gt;0;[.D71]^(1/(1-[.$C71]));0)" office:value-type="float" office:value="0.000000059694824673" calcext:value-type="float">
            <text:p>5.96948246729963E-0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89869" calcext:value-type="float">
            <text:p>0.00000789869</text:p>
          </table:table-cell>
          <table:table-cell table:formula="of:=SQRT([.A72])" office:value-type="float" office:value="0.806225774829855" calcext:value-type="float">
            <text:p>0.806225774829855</text:p>
          </table:table-cell>
          <table:table-cell table:formula="of:=[.B72]^(1-[.$C72])-[.$C72]/2+VLOOKUP([.$A72];[.$G$2:.$H$40];2;0)" office:value-type="float" office:value="0.0425994840353508" calcext:value-type="float">
            <text:p>0.0425994840353508</text:p>
          </table:table-cell>
          <table:table-cell table:formula="of:=IF([.D72]&gt;0;[.D72]^(1/(1-[.$C72]));0)" office:value-type="float" office:value="0.00000008449718827288" calcext:value-type="float">
            <text:p>8.44971882728755E-0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64342" calcext:value-type="float">
            <text:p>0.0000064342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-[.$C73]/2+VLOOKUP([.$A73];[.$G$2:.$H$40];2;0)" office:value-type="float" office:value="0.0107939078452289" calcext:value-type="float">
            <text:p>0.0107939078452289</text:p>
          </table:table-cell>
          <table:table-cell table:formula="of:=IF([.D73]&gt;0;[.D73]^(1/(1-[.$C73]));0)" office:value-type="float" office:value="0.00000002442742943246" calcext:value-type="float">
            <text:p>2.44274294324648E-0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767111" calcext:value-type="float">
            <text:p>7.67111E-10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-[.$C74]/2+VLOOKUP([.$A74];[.$G$2:.$H$40];2;0)" office:value-type="float" office:value="-0.0429027649748735" calcext:value-type="float">
            <text:p>-0.0429027649748735</text:p>
          </table:table-cell>
          <table:table-cell table:formula="of:=IF([.D74]&gt;0;[.D74]^(1/(1-[.$C7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656151" calcext:value-type="float">
            <text:p>0.000000656151</text:p>
          </table:table-cell>
          <table:table-cell table:formula="of:=SQRT([.A75])" office:value-type="float" office:value="0.806225774829855" calcext:value-type="float">
            <text:p>0.806225774829855</text:p>
          </table:table-cell>
          <table:table-cell table:formula="of:=[.B75]^(1-[.$C75])-[.$C75]/2+VLOOKUP([.$A75];[.$G$2:.$H$40];2;0)" office:value-type="float" office:value="0.00334029465503555" calcext:value-type="float">
            <text:p>0.00334029465503555</text:p>
          </table:table-cell>
          <table:table-cell table:formula="of:=IF([.D75]&gt;0;[.D75]^(1/(1-[.$C75]));0)" office:value-type="float" office:value="0.00000000000016639188" calcext:value-type="float">
            <text:p>1.66391877872313E-1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93022" calcext:value-type="float">
            <text:p>0.0000193022</text:p>
          </table:table-cell>
          <table:table-cell table:formula="of:=SQRT([.A76])" office:value-type="float" office:value="0.774596669241483" calcext:value-type="float">
            <text:p>0.774596669241483</text:p>
          </table:table-cell>
          <table:table-cell table:formula="of:=[.B76]^(1-[.$C76])-[.$C76]/2+VLOOKUP([.$A76];[.$G$2:.$H$40];2;0)" office:value-type="float" office:value="0.0343073032593397" calcext:value-type="float">
            <text:p>0.0343073032593397</text:p>
          </table:table-cell>
          <table:table-cell table:formula="of:=IF([.D76]&gt;0;[.D76]^(1/(1-[.$C76]));0)" office:value-type="float" office:value="0.00000031787382252241" calcext:value-type="float">
            <text:p>3.1787382252241E-07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153753" calcext:value-type="float">
            <text:p>0.000000153753</text:p>
          </table:table-cell>
          <table:table-cell table:formula="of:=SQRT([.A77])" office:value-type="float" office:value="0.88034084308295" calcext:value-type="float">
            <text:p>0.88034084308295</text:p>
          </table:table-cell>
          <table:table-cell table:formula="of:=[.B77]^(1-[.$C77])-[.$C77]/2+VLOOKUP([.$A77];[.$G$2:.$H$40];2;0)" office:value-type="float" office:value="0.0805152235393283" calcext:value-type="float">
            <text:p>0.0805152235393283</text:p>
          </table:table-cell>
          <table:table-cell table:formula="of:=IF([.D77]&gt;0;[.D77]^(1/(1-[.$C77]));0)" office:value-type="float" office:value="0.00000000071836543921" calcext:value-type="float">
            <text:p>7.18365439208201E-10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63984" calcext:value-type="float">
            <text:p>0.00000563984</text:p>
          </table:table-cell>
          <table:table-cell table:formula="of:=SQRT([.A78])" office:value-type="float" office:value="0.790569415042095" calcext:value-type="float">
            <text:p>0.790569415042095</text:p>
          </table:table-cell>
          <table:table-cell table:formula="of:=[.B78]^(1-[.$C78])-[.$C78]/2+VLOOKUP([.$A78];[.$G$2:.$H$40];2;0)" office:value-type="float" office:value="0.02458148918603" calcext:value-type="float">
            <text:p>0.02458148918603</text:p>
          </table:table-cell>
          <table:table-cell table:formula="of:=IF([.D78]&gt;0;[.D78]^(1/(1-[.$C78]));0)" office:value-type="float" office:value="0.00000002067248378537" calcext:value-type="float">
            <text:p>2.06724837853729E-08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115347" calcext:value-type="float">
            <text:p>1.15347E-11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-[.$C79]/2+VLOOKUP([.$A79];[.$G$2:.$H$40];2;0)" office:value-type="float" office:value="-0.0328108551567476" calcext:value-type="float">
            <text:p>-0.0328108551567476</text:p>
          </table:table-cell>
          <table:table-cell table:formula="of:=IF([.D79]&gt;0;[.D79]^(1/(1-[.$C79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5178" calcext:value-type="float">
            <text:p>0.0000000245178</text:p>
          </table:table-cell>
          <table:table-cell table:formula="of:=SQRT([.A80])" office:value-type="float" office:value="0.836660026534076" calcext:value-type="float">
            <text:p>0.836660026534076</text:p>
          </table:table-cell>
          <table:table-cell table:formula="of:=[.B80]^(1-[.$C80])-[.$C80]/2+VLOOKUP([.$A80];[.$G$2:.$H$40];2;0)" office:value-type="float" office:value="-0.00862660770858564" calcext:value-type="float">
            <text:p>-0.00862660770858564</text:p>
          </table:table-cell>
          <table:table-cell table:formula="of:=IF([.D80]&gt;0;[.D80]^(1/(1-[.$C80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13637" calcext:value-type="float">
            <text:p>0.0000413637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-[.$C81]/2+VLOOKUP([.$A81];[.$G$2:.$H$40];2;0)" office:value-type="float" office:value="0.0657880036592041" calcext:value-type="float">
            <text:p>0.0657880036592041</text:p>
          </table:table-cell>
          <table:table-cell table:formula="of:=IF([.D81]&gt;0;[.D81]^(1/(1-[.$C81]));0)" office:value-type="float" office:value="0.00000227418458941638" calcext:value-type="float">
            <text:p>2.27418458941638E-0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04037" calcext:value-type="float">
            <text:p>0.000000704037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-[.$C82]/2+VLOOKUP([.$A82];[.$G$2:.$H$40];2;0)" office:value-type="float" office:value="-0.0112193258832192" calcext:value-type="float">
            <text:p>-0.0112193258832192</text:p>
          </table:table-cell>
          <table:table-cell table:formula="of:=IF([.D82]&gt;0;[.D82]^(1/(1-[.$C8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22069" calcext:value-type="float">
            <text:p>0.00422069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-[.$C83]/2+VLOOKUP([.$A83];[.$G$2:.$H$40];2;0)" office:value-type="float" office:value="0.199811481632659" calcext:value-type="float">
            <text:p>0.199811481632659</text:p>
          </table:table-cell>
          <table:table-cell table:formula="of:=IF([.D83]&gt;0;[.D83]^(1/(1-[.$C83]));0)" office:value-type="float" office:value="0.0028892342120973" calcext:value-type="float">
            <text:p>0.0028892342120973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61593" calcext:value-type="float">
            <text:p>0.00000161593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-[.$C84]/2+VLOOKUP([.$A84];[.$G$2:.$H$40];2;0)" office:value-type="float" office:value="0.0229342313605972" calcext:value-type="float">
            <text:p>0.0229342313605972</text:p>
          </table:table-cell>
          <table:table-cell table:formula="of:=IF([.D84]&gt;0;[.D84]^(1/(1-[.$C84]));0)" office:value-type="float" office:value="0.00000000064672781315" calcext:value-type="float">
            <text:p>6.46727813154047E-10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923107" calcext:value-type="float">
            <text:p>0.000923107</text:p>
          </table:table-cell>
          <table:table-cell table:formula="of:=SQRT([.A85])" office:value-type="float" office:value="0.651920240520265" calcext:value-type="float">
            <text:p>0.651920240520265</text:p>
          </table:table-cell>
          <table:table-cell table:formula="of:=[.B85]^(1-[.$C85])-[.$C85]/2+VLOOKUP([.$A85];[.$G$2:.$H$40];2;0)" office:value-type="float" office:value="0.105017593521059" calcext:value-type="float">
            <text:p>0.105017593521059</text:p>
          </table:table-cell>
          <table:table-cell table:formula="of:=IF([.D85]&gt;0;[.D85]^(1/(1-[.$C85]));0)" office:value-type="float" office:value="0.00154233641925093" calcext:value-type="float">
            <text:p>0.00154233641925093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862257" calcext:value-type="float">
            <text:p>8.62257E-13</text:p>
          </table:table-cell>
          <table:table-cell table:formula="of:=SQRT([.A86])" office:value-type="float" office:value="0.821583836257749" calcext:value-type="float">
            <text:p>0.821583836257749</text:p>
          </table:table-cell>
          <table:table-cell table:formula="of:=[.B86]^(1-[.$C86])-[.$C86]/2+VLOOKUP([.$A86];[.$G$2:.$H$40];2;0)" office:value-type="float" office:value="-0.0626432089425649" calcext:value-type="float">
            <text:p>-0.0626432089425649</text:p>
          </table:table-cell>
          <table:table-cell table:formula="of:=IF([.D86]&gt;0;[.D86]^(1/(1-[.$C8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6761E-016" calcext:value-type="float">
            <text:p>1.36761E-16</text:p>
          </table:table-cell>
          <table:table-cell table:formula="of:=SQRT([.A87])" office:value-type="float" office:value="0.88034084308295" calcext:value-type="float">
            <text:p>0.88034084308295</text:p>
          </table:table-cell>
          <table:table-cell table:formula="of:=[.B87]^(1-[.$C87])-[.$C87]/2+VLOOKUP([.$A87];[.$G$2:.$H$40];2;0)" office:value-type="float" office:value="-0.0598629718530727" calcext:value-type="float">
            <text:p>-0.0598629718530727</text:p>
          </table:table-cell>
          <table:table-cell table:formula="of:=IF([.D87]&gt;0;[.D87]^(1/(1-[.$C87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325617" calcext:value-type="float">
            <text:p>0.0000000325617</text:p>
          </table:table-cell>
          <table:table-cell table:formula="of:=SQRT([.A88])" office:value-type="float" office:value="0.836660026534076" calcext:value-type="float">
            <text:p>0.836660026534076</text:p>
          </table:table-cell>
          <table:table-cell table:formula="of:=[.B88]^(1-[.$C88])-[.$C88]/2+VLOOKUP([.$A88];[.$G$2:.$H$40];2;0)" office:value-type="float" office:value="-0.00591635477944114" calcext:value-type="float">
            <text:p>-0.00591635477944114</text:p>
          </table:table-cell>
          <table:table-cell table:formula="of:=IF([.D88]&gt;0;[.D88]^(1/(1-[.$C88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9.0137E-017" calcext:value-type="float">
            <text:p>9.0137E-17</text:p>
          </table:table-cell>
          <table:table-cell table:formula="of:=SQRT([.A89])" office:value-type="float" office:value="0.821583836257749" calcext:value-type="float">
            <text:p>0.821583836257749</text:p>
          </table:table-cell>
          <table:table-cell table:formula="of:=[.B89]^(1-[.$C89])-[.$C89]/2+VLOOKUP([.$A89];[.$G$2:.$H$40];2;0)" office:value-type="float" office:value="-0.0683105828909959" calcext:value-type="float">
            <text:p>-0.0683105828909959</text:p>
          </table:table-cell>
          <table:table-cell table:formula="of:=IF([.D89]&gt;0;[.D89]^(1/(1-[.$C89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594954" calcext:value-type="float">
            <text:p>0.00000594954</text:p>
          </table:table-cell>
          <table:table-cell table:formula="of:=SQRT([.A90])" office:value-type="float" office:value="0.821583836257749" calcext:value-type="float">
            <text:p>0.821583836257749</text:p>
          </table:table-cell>
          <table:table-cell table:formula="of:=[.B90]^(1-[.$C90])-[.$C90]/2+VLOOKUP([.$A90];[.$G$2:.$H$40];2;0)" office:value-type="float" office:value="0.0471823091735472" calcext:value-type="float">
            <text:p>0.0471823091735472</text:p>
          </table:table-cell>
          <table:table-cell table:formula="of:=IF([.D90]&gt;0;[.D90]^(1/(1-[.$C90]));0)" office:value-type="float" office:value="0.00000003687231011293" calcext:value-type="float">
            <text:p>3.68723101129277E-0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855741" calcext:value-type="float">
            <text:p>0.0000855741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-[.$C91]/2+VLOOKUP([.$A91];[.$G$2:.$H$40];2;0)" office:value-type="float" office:value="0.150804251718744" calcext:value-type="float">
            <text:p>0.150804251718744</text:p>
          </table:table-cell>
          <table:table-cell table:formula="of:=IF([.D91]&gt;0;[.D91]^(1/(1-[.$C91]));0)" office:value-type="float" office:value="0.00000933433931105221" calcext:value-type="float">
            <text:p>9.33433931105221E-06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45689" calcext:value-type="float">
            <text:p>0.0145689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-[.$C92]/2+VLOOKUP([.$A92];[.$G$2:.$H$40];2;0)" office:value-type="float" office:value="0.318150845095811" calcext:value-type="float">
            <text:p>0.318150845095811</text:p>
          </table:table-cell>
          <table:table-cell table:formula="of:=IF([.D92]&gt;0;[.D92]^(1/(1-[.$C92]));0)" office:value-type="float" office:value="0.00875628447805579" calcext:value-type="float">
            <text:p>0.00875628447805579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1861" calcext:value-type="float">
            <text:p>0.00251861</text:p>
          </table:table-cell>
          <table:table-cell table:formula="of:=SQRT([.A93])" office:value-type="float" office:value="0.790569415042095" calcext:value-type="float">
            <text:p>0.790569415042095</text:p>
          </table:table-cell>
          <table:table-cell table:formula="of:=[.B93]^(1-[.$C93])-[.$C93]/2+VLOOKUP([.$A93];[.$G$2:.$H$40];2;0)" office:value-type="float" office:value="0.23058775769828" calcext:value-type="float">
            <text:p>0.23058775769828</text:p>
          </table:table-cell>
          <table:table-cell table:formula="of:=IF([.D93]&gt;0;[.D93]^(1/(1-[.$C93]));0)" office:value-type="float" office:value="0.000907063141702186" calcext:value-type="float">
            <text:p>0.000907063141702186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45584" calcext:value-type="float">
            <text:p>0.00000545584</text:p>
          </table:table-cell>
          <table:table-cell table:formula="of:=SQRT([.A94])" office:value-type="float" office:value="0.790569415042095" calcext:value-type="float">
            <text:p>0.790569415042095</text:p>
          </table:table-cell>
          <table:table-cell table:formula="of:=[.B94]^(1-[.$C94])-[.$C94]/2+VLOOKUP([.$A94];[.$G$2:.$H$40];2;0)" office:value-type="float" office:value="0.0240306548792505" calcext:value-type="float">
            <text:p>0.0240306548792505</text:p>
          </table:table-cell>
          <table:table-cell table:formula="of:=IF([.D94]&gt;0;[.D94]^(1/(1-[.$C94]));0)" office:value-type="float" office:value="0.00000001855221563555" calcext:value-type="float">
            <text:p>1.85522156355456E-0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05374" calcext:value-type="float">
            <text:p>0.000000205374</text:p>
          </table:table-cell>
          <table:table-cell table:formula="of:=SQRT([.A95])" office:value-type="float" office:value="0.774596669241483" calcext:value-type="float">
            <text:p>0.774596669241483</text:p>
          </table:table-cell>
          <table:table-cell table:formula="of:=[.B95]^(1-[.$C95])-[.$C95]/2+VLOOKUP([.$A95];[.$G$2:.$H$40];2;0)" office:value-type="float" office:value="-0.0211708925902608" calcext:value-type="float">
            <text:p>-0.0211708925902608</text:p>
          </table:table-cell>
          <table:table-cell table:formula="of:=IF([.D95]&gt;0;[.D95]^(1/(1-[.$C95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141" calcext:value-type="float">
            <text:p>1.09141E-10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-[.$C96]/2+VLOOKUP([.$A96];[.$G$2:.$H$40];2;0)" office:value-type="float" office:value="-0.0482926412889235" calcext:value-type="float">
            <text:p>-0.0482926412889235</text:p>
          </table:table-cell>
          <table:table-cell table:formula="of:=IF([.D96]&gt;0;[.D96]^(1/(1-[.$C9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173299" calcext:value-type="float">
            <text:p>0.00000000173299</text:p>
          </table:table-cell>
          <table:table-cell table:formula="of:=SQRT([.A97])" office:value-type="float" office:value="0.758287544405155" calcext:value-type="float">
            <text:p>0.758287544405155</text:p>
          </table:table-cell>
          <table:table-cell table:formula="of:=[.B97]^(1-[.$C97])-[.$C97]/2+VLOOKUP([.$A97];[.$G$2:.$H$40];2;0)" office:value-type="float" office:value="-0.034036393272759" calcext:value-type="float">
            <text:p>-0.034036393272759</text:p>
          </table:table-cell>
          <table:table-cell table:formula="of:=IF([.D97]&gt;0;[.D97]^(1/(1-[.$C97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124162" calcext:value-type="float">
            <text:p>1.24162E-10</text:p>
          </table:table-cell>
          <table:table-cell table:formula="of:=SQRT([.A98])" office:value-type="float" office:value="0.836660026534076" calcext:value-type="float">
            <text:p>0.836660026534076</text:p>
          </table:table-cell>
          <table:table-cell table:formula="of:=[.B98]^(1-[.$C98])-[.$C98]/2+VLOOKUP([.$A98];[.$G$2:.$H$40];2;0)" office:value-type="float" office:value="-0.0416646536151724" calcext:value-type="float">
            <text:p>-0.0416646536151724</text:p>
          </table:table-cell>
          <table:table-cell table:formula="of:=IF([.D98]&gt;0;[.D98]^(1/(1-[.$C98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85855" calcext:value-type="float">
            <text:p>0.0185855</text:p>
          </table:table-cell>
          <table:table-cell table:formula="of:=SQRT([.A99])" office:value-type="float" office:value="0.707106781186548" calcext:value-type="float">
            <text:p>0.707106781186548</text:p>
          </table:table-cell>
          <table:table-cell table:formula="of:=[.B99]^(1-[.$C99])-[.$C99]/2+VLOOKUP([.$A99];[.$G$2:.$H$40];2;0)" office:value-type="float" office:value="0.301180228907144" calcext:value-type="float">
            <text:p>0.301180228907144</text:p>
          </table:table-cell>
          <table:table-cell table:formula="of:=IF([.D99]&gt;0;[.D99]^(1/(1-[.$C99]));0)" office:value-type="float" office:value="0.0166188982209372" calcext:value-type="float">
            <text:p>0.0166188982209372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1357" calcext:value-type="float">
            <text:p>0.000261357</text:p>
          </table:table-cell>
          <table:table-cell table:formula="of:=SQRT([.A100])" office:value-type="float" office:value="0.790569415042095" calcext:value-type="float">
            <text:p>0.790569415042095</text:p>
          </table:table-cell>
          <table:table-cell table:formula="of:=[.B100]^(1-[.$C100])-[.$C100]/2+VLOOKUP([.$A100];[.$G$2:.$H$40];2;0)" office:value-type="float" office:value="0.122698975198985" calcext:value-type="float">
            <text:p>0.122698975198985</text:p>
          </table:table-cell>
          <table:table-cell table:formula="of:=IF([.D100]&gt;0;[.D100]^(1/(1-[.$C100]));0)" office:value-type="float" office:value="0.0000446016088550367" calcext:value-type="float">
            <text:p>4.46016088550367E-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32743" calcext:value-type="float">
            <text:p>0.000000232743</text:p>
          </table:table-cell>
          <table:table-cell table:formula="of:=SQRT([.A101])" office:value-type="float" office:value="0.774596669241483" calcext:value-type="float">
            <text:p>0.774596669241483</text:p>
          </table:table-cell>
          <table:table-cell table:formula="of:=[.B101]^(1-[.$C101])-[.$C101]/2+VLOOKUP([.$A101];[.$G$2:.$H$40];2;0)" office:value-type="float" office:value="-0.0202817157974847" calcext:value-type="float">
            <text:p>-0.0202817157974847</text:p>
          </table:table-cell>
          <table:table-cell table:formula="of:=IF([.D101]&gt;0;[.D101]^(1/(1-[.$C10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06716950821854" calcext:value-type="float">
            <text:p>0.00206716950821854</text:p>
          </table:table-cell>
          <table:table-cell table:formula="of:=AVERAGE([.C2:.C101])" office:value-type="float" office:value="0.807230310416014" calcext:value-type="float">
            <text:p>0.807230310416014</text:p>
          </table:table-cell>
          <table:table-cell table:formula="of:=AVERAGE([.D2:.D101])" office:value-type="float" office:value="0.0388714389846067" calcext:value-type="float">
            <text:p>0.0388714389846067</text:p>
          </table:table-cell>
          <table:table-cell table:formula="of:=AVERAGE([.E2:.E101])" office:value-type="float" office:value="0.00137729065412257" calcext:value-type="float">
            <text:p>0.00137729065412257</text:p>
          </table:table-cell>
          <table:table-cell table:number-columns-repeated="3"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41:12.534190209</meta:creation-date>
    <dc:date>2023-03-26T15:47:54.110133692</dc:date>
    <meta:editing-duration>PT1H2M</meta:editing-duration>
    <meta:editing-cycles>4</meta:editing-cycles>
    <meta:generator>LibreOffice/7.3.7.2$Linux_X86_64 LibreOffice_project/30$Build-2</meta:generator>
    <meta:document-statistic meta:table-count="1" meta:cell-count="590" meta:object-count="0"/>
  </office:meta>
</office:document-meta>
</file>